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wy Rok </text:p>
      <text:p text:style-name="Standard"/>
      <text:p text:style-name="Standard">Niech ten Nowy Rok będzie dla Nas wszystkich wyjątkowy, a kwiaty towarzyszące Nam przypominają najlepsze wspomnienia z poprzedniego 😉. <text:s/></text:p>
      <text:p text:style-name="Standard"/>
      <text:p text:style-name="Standard">Dzień Babci i Dziadka </text:p>
      <text:p text:style-name="Standard"/>
      <text:p text:style-name="Standard">Nadszedł czas, aby podziękować kochanym Babciom i Dziadkom za troskę, cierpliwość i za to jak bardzo potrafią rozpieszczać swoje wnuki... więc dzisiaj to My porozpieszczajmy Ich pięknymi kwiatami 😉 </text:p>
      <text:p text:style-name="Standard"/>
      <text:p text:style-name="Standard">Walentynki </text:p>
      <text:p text:style-name="Standard"/>
      <text:p text:style-name="Standard">Choć okazywać miłość powinniśmy przez cały rok to i tak dzisiaj warto wręczyć swej Lubej chociażby różę, a na pewno Wasza Połówka uraczy Was pięknym uśmiechem a może i całusem 😙 <text:s/></text:p>
      <text:p text:style-name="Standard"/>
      <text:p text:style-name="Standard">Dzień Kobiet </text:p>
      <text:p text:style-name="Standard"/>
      <text:p text:style-name="Standard">Podobno Dzień Kobiet obchodzimy 8 marca, bo Kobiety to ósmy cud świata 😜... W takim razie czas podziękować im za to, że dzięki Nim ten świat jest lepszy i piękniejszy 😀 <text:s/></text:p>
      <text:p text:style-name="Standard"/>
      <text:p text:style-name="Standard">Początek astronomicznej wiosny </text:p>
      <text:p text:style-name="Standard"/>
      <text:p text:style-name="Standard">Wiosna, wiosna, wiosna, ach to Ty!!! Zaprośmy Wiosnę do domu bukietem pięknych, kolorowych kwiatów, a uśmiech na twarzy będzie gwarantowany 😉 <text:s/></text:p>
      <text:p text:style-name="Standard"/>
      <text:p text:style-name="Standard">Wielkanoc <text:s/></text:p>
      <text:p text:style-name="Standard"/>
      <text:p text:style-name="Standard">Z okazji Świąt Wielkiej Nocy życzymy Wam cudownych, rodzinnych chwil, spokoju i radości, smacznej święconki, mokrego dyngusa i bogatego zajączka z kwiatkami w rączkach 😉 <text:s/></text:p>
      <text:p text:style-name="Standard"/>
      <text:p text:style-name="Standard">Dzień Matki </text:p>
      <text:p text:style-name="Standard"/>
      <text:p text:style-name="Standard">MAMA – osoba, która darzy Nas bezwarunkową miłością, troską i bezpieczeństwem, która przytuli i poradzi, a gdy trzeba zgani, byśmy wyrośli na dobrych ludzi. Mama to osoba, której nie da się zastąpić, zatem tak ważne jest byśmy potrafili jej powiedzieć kocham Cię i podziękować za cały trud, jaki włożyła w wychowanie i opiekę. Dlatego my chętnie pomożemy w doborze kwiatów, aby były od serca a Mamy poczuły się naprawdę docenione 😊 <text:s/></text:p>
      <text:p text:style-name="Standard"/>
      <text:p text:style-name="Standard">Dzień Nauczyciela </text:p>
      <text:p text:style-name="Standard"/>
      <text:p text:style-name="Standard">“Często osobowość nauczyciela jest ważniejsza, od posiadanej przez niego wiedzy.” - Soren Kierkegaard </text:p>
      <text:p text:style-name="Standard"/>
      <text:p text:style-name="Standard">A kwiaty są świetną formą podziękowań za trud, osobowość i charyzmę, dzięki którym nauczyciele inspirują nas i zachęcają do poznawania i czerpania ze świata garściami. <text:s/></text:p>
      <text:p text:style-name="Standard"/>
      <text:p text:style-name="Standard">Wszystkich świętych </text:p>
      <text:p text:style-name="Standard"/>
      <text:p text:style-name="Standard">1 listopada to dzień, w którym możemy przystanąć na chwilę w zabieganym życiu i wspomnieć swoich zmarłych bliskich. Kładąc kwiaty na grobach, możemy pokazać jak bardzo za nimi tęsknimy <text:s/></text:p>
      <text:p text:style-name="Standard"><text:soft-page-break/></text:p>
      <text:p text:style-name="Standard">Barbórka </text:p>
      <text:p text:style-name="Standard"/>
      <text:p text:style-name="Standard">Wszystkim Basiom życzymy zdrowia, szczęścia, wspaniałych chwil wśród bliskich, spełnienia marzeń, uśmiechu na twarzy i kolorowych, pachnących kwiatów na każdy dzień </text:p>
      <text:p text:style-name="Standard"/>
      <text:p text:style-name="Standard">Boże Narodzenie </text:p>
      <text:p text:style-name="Standard"/>
      <text:p text:style-name="Standard">Merry Christmas Everyone!!! Niech te święta będą wyjątkowe. Pełne miłości, rodzinnego ciepła, radości. Niech nikt nie zostanie sam w tym szczególnym dniu a nasze stroiki dodadzą Wam świątecznego klimatu, byśmy wszyscy poczuli magię świąt. </text:p>
      <text:p text:style-name="Standard"/>
      <text:p text:style-name="Standard">Urodziny </text:p>
      <text:p text:style-name="Standard"/>
      <text:p text:style-name="Standard">Mamy nadzieję, że ten urodzinowy bukiet/flowerbox sprawi wiele radości obdarowanej osobie, kwiaty długo będą cieszyć oczy, a urodziny będą naprawdę udane 😉 </text:p>
      <text:p text:style-name="Standard"/>
      <text:p text:style-name="Standard">Imieniny </text:p>
      <text:p text:style-name="Standard"/>
      <text:p text:style-name="Standard">Imieninowy bukiet dla wyjątkowej/ego solenizantki/a. Drogiej/mu …......... składamy najlepsze życzenia i niech ten dzień będzie jednym z najlepszych dni w jej/jego życiu😉 <text:s/></text:p>
      <text:p text:style-name="Standard"/>
      <text:p text:style-name="Standard">Okazje pogrzebowe <text:s/></text:p>
      <text:p text:style-name="Standard"/>
      <text:p text:style-name="Standard">Stara kogoś bliskiego nie jest łatwym momentem w życiu... składamy kondolencje i doceniamy, że to nas wybieracie do stworzenia kompozycji, które uzupełnią niestety smutną uroczystość pożegnania <text:s/></text:p>
      <text:p text:style-name="Standard"/>
      <text:p text:style-name="Standard">Ślub </text:p>
      <text:p text:style-name="Standard"/>
      <text:p text:style-name="Standard">Dzień Ślubu jest jednym z najpiękniejszych dni w całym życiu a możliwość uświetnienia tej ceremonii pięknymi kwiatami daje wiele satysfakcji nam i zadowolenia Parze Młodej, której życzymy wszystkiego najlepszego 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23:29:42.938872184</meta:creation-date>
    <dc:date>2021-02-11T02:33:28.422155388</dc:date>
    <meta:editing-duration>PT2H51M7S</meta:editing-duration>
    <meta:editing-cycles>1</meta:editing-cycles>
    <meta:document-statistic meta:table-count="0" meta:image-count="0" meta:object-count="0" meta:page-count="2" meta:paragraph-count="31" meta:word-count="475" meta:character-count="3241" meta:non-whitespace-character-count="2754"/>
    <meta:generator>LibreOffice/6.0.7.3$Linux_X86_64 LibreOffice_project/00m0$Build-3</meta:generator>
  </office:meta>
</office:document-meta>
</file>